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.Subscription( ComponentContext context , W3CEndpointReference subscription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.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.p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.un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